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8408" calcext:value-type="float">
            <text:p>20.0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1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1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0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0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200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9536" calcext:value-type="float">
            <text:p>19.9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9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9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9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9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9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9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89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8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8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8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8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8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4776" calcext:value-type="float">
            <text:p>19.9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8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7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06" calcext:value-type="float">
            <text:p>20.0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7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7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6592" calcext:value-type="float">
            <text:p>19.9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7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7824" calcext:value-type="float">
            <text:p>19.9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0101</text:p>
          </table:table-cell>
          <table:table-cell office:value-type="string" calcext:value-type="string">
            <text:p>196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